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00ff" draw:marker-start-width="0.457cm" draw:marker-end-width="0.457cm" draw:fill="solid" draw:fill-color="#0000ff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svg:stroke-color="#0000ff" draw:fill-color="#0000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ff" draw:marker-start-width="0.457cm" draw:marker-end-width="0.457cm" draw:fill="none" draw:fill-color="#0000ff" draw:fill-hatch-name="Blue_20_Triple_20_90_20_Degrees" draw:fill-hatch-solid="false" draw:textarea-vertical-align="middle" draw:auto-grow-height="false" fo:min-height="0.749cm" fo:min-width="0.499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6309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cm" svg:stroke-color="#0000ff" draw:marker-start-width="0.305cm" draw:marker-end-width="0.305cm" draw:fill="solid" draw:fill-color="#0000ff" draw:textarea-vertical-align="middle" draw:auto-grow-height="false" fo:min-height="0.749cm" fo:min-width="0.499cm" fo:padding-top="0.125cm" fo:padding-bottom="0.125cm" fo:padding-left="0.25cm" fo:padding-right="0.25cm"/>
    </style:style>
    <style:style style:name="gr8" style:family="graphic" style:parent-style-name="standard">
      <style:graphic-properties svg:stroke-width="0.102cm" svg:stroke-color="#800080" draw:marker-start="Arrow" draw:marker-start-width="0.508cm" draw:marker-end="" draw:marker-end-width="0.762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  <style:text-properties fo:color="#800080"/>
    </style:style>
    <style:style style:name="P5" style:family="paragraph">
      <style:paragraph-properties fo:margin-left="0cm" fo:margin-right="0cm" fo:text-align="center" fo:text-indent="0cm"/>
      <style:text-properties fo:color="#800080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800080" fo:font-weight="bold" style:font-weight-asian="bold" style:font-weight-complex="bold"/>
    </style:style>
    <style:style style:name="T3" style:family="text">
      <style:text-properties fo:color="#800080" style:text-position="33% 58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62cm" svg:height="0.127cm" svg:x="7.119cm" svg:y="10.1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7.599cm" svg:y="9.87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0.635cm" svg:height="0.635cm" svg:x="8.6cm" svg:y="9.87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4" draw:text-style-name="P3" draw:layer="layout" svg:width="5.277cm" svg:height="1.195cm" svg:x="17.747cm" svg:y="9.593cm">
            <draw:text-box>
              <text:p text:style-name="P2"><text:span text:style-name="T1">n=1 <text:s/>K edge</text:span></text:p>
            </draw:text-box>
          </draw:frame>
        </draw:g>
        <draw:g>
          <draw:custom-shape draw:style-name="gr1" draw:text-style-name="P1" draw:layer="layout" svg:width="10.262cm" svg:height="0.127cm" svg:x="7.12cm" svg:y="6.3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7.6cm" svg:y="6.0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" draw:text-style-name="P1" draw:layer="layout" svg:width="0.635cm" svg:height="0.635cm" svg:x="8.601cm" svg:y="6.0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0.635cm" svg:height="0.635cm" svg:x="9.6cm" svg:y="6.0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0.635cm" svg:height="0.635cm" svg:x="10.601cm" svg:y="6.0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0.635cm" svg:height="0.635cm" svg:x="11.6cm" svg:y="6.0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" draw:layer="layout" svg:width="0.635cm" svg:height="0.635cm" svg:x="12.601cm" svg:y="6.0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4" draw:text-style-name="P3" draw:layer="layout" svg:width="5.637cm" svg:height="1.195cm" svg:x="17.748cm" svg:y="5.794cm">
            <draw:text-box>
              <text:p text:style-name="P2"><text:span text:style-name="T1">n=2 <text:s/>L edges</text:span></text:p>
            </draw:text-box>
          </draw:frame>
          <draw:path draw:style-name="gr6" draw:text-style-name="P1" draw:layer="layout" svg:width="2.946cm" svg:height="0.697cm" draw:transform="rotate (-1.84917634248883) translate (9.48954460059779cm 6.95491487003975cm)" svg:viewBox="0 0 2947 698" svg:d="m0-21531c426-521 1097-538 1097-538 623-3 863-47 1850 697">
            <text:p/>
          </draw:path>
        </draw:g>
        <draw:g>
          <draw:custom-shape draw:style-name="gr1" draw:text-style-name="P1" draw:layer="layout" svg:width="10.262cm" svg:height="0.127cm" svg:x="7.121cm" svg:y="4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33cm" svg:height="0.329cm" svg:x="7.601cm" svg:y="4.727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8.121cm" svg:y="4.7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29cm" svg:height="0.329cm" svg:x="8.64cm" svg:y="4.727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7" draw:text-style-name="P1" draw:layer="layout" svg:width="0.33cm" svg:height="0.329cm" svg:x="9.159cm" svg:y="4.7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9.678cm" svg:y="4.727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0.198cm" svg:y="4.7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0.717cm" svg:y="4.727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29cm" svg:height="0.329cm" svg:x="11.237cm" svg:y="4.7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1.755cm" svg:y="4.727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2.275cm" svg:y="4.7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4" draw:text-style-name="P3" draw:layer="layout" svg:width="5.844cm" svg:height="1.195cm" svg:x="17.749cm" svg:y="4.295cm">
            <draw:text-box>
              <text:p text:style-name="P2"><text:span text:style-name="T1">n=3 <text:s/>M edges</text:span></text:p>
            </draw:text-box>
          </draw:frame>
        </draw:g>
        <draw:g>
          <draw:custom-shape draw:style-name="gr1" draw:text-style-name="P1" draw:layer="layout" svg:width="10.253cm" svg:height="0.136cm" svg:x="7.122cm" svg:y="3.9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33cm" svg:height="0.329cm" svg:x="7.602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1cm" svg:height="0.329cm" svg:x="8.122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8.642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9.162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9.682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0.202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1cm" svg:height="0.329cm" svg:x="10.721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1.242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1.761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2.282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2.801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1cm" svg:height="0.329cm" svg:x="13.321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3.841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4.361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4.881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5.401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1cm" svg:height="0.329cm" svg:x="15.92cm" svg:y="3.828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1" draw:layer="layout" svg:width="0.33cm" svg:height="0.329cm" svg:x="16.441cm" svg:y="3.829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4" draw:text-style-name="P3" draw:layer="layout" svg:width="5.747cm" svg:height="1.195cm" svg:x="17.75cm" svg:y="3.396cm">
            <draw:text-box>
              <text:p text:style-name="P2"><text:span text:style-name="T1">n=4 <text:s/>N edges</text:span></text:p>
            </draw:text-box>
          </draw:frame>
        </draw:g>
        <draw:line draw:style-name="gr8" draw:text-style-name="P5" draw:layer="layout" svg:x1="2.258cm" svg:y1="2.945cm" svg:x2="7.673cm" svg:y2="6.191cm">
          <text:p text:style-name="P4"><text:span text:style-name="T2"/></text:p>
          <text:p text:style-name="P4"><text:span text:style-name="T2">Auger e</text:span><text:span text:style-name="T3">-</text:span><text:span text:style-name="T2"> out <text:s text:c="2"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Bruce Ravel</meta:initial-creator>
    <meta:creation-date>2008-07-31T14:10:48</meta:creation-date>
    <dc:creator>Bruce Ravel</dc:creator>
    <dc:date>2009-12-23T09:39:02</dc:date>
    <meta:editing-cycles>8</meta:editing-cycles>
    <meta:editing-duration>PT25H16M16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